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 manifest:full-path="Pictures/TablePreview1.svm"/>
  <manifest:file-entry manifest:media-type="image/png" manifest:full-path="Pictures/1000000000000640000004B0FFB7843D.png"/>
  <manifest:file-entry manifest:media-type="image/png" manifest:full-path="Pictures/1000000000000640000004B02C5236E4.png"/>
  <manifest:file-entry manifest:media-type="image/png" manifest:full-path="Pictures/1000000000000640000004B0F8982FA6.png"/>
  <manifest:file-entry manifest:media-type="image/png" manifest:full-path="Pictures/10000000000000200000002000309F1C.png"/>
  <manifest:file-entry manifest:media-type="image/png" manifest:full-path="Pictures/1000000000000640000004B063BF812E.png"/>
  <manifest:file-entry manifest:media-type="" manifest:full-path="Pictures/2000023800002305000012CD47F79D85.wmf"/>
  <manifest:file-entry manifest:media-type="image/png" manifest:full-path="Pictures/100000000000060D00000051144D06CB.png"/>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6309" draw:textarea-horizontal-align="justify" draw:textarea-vertical-align="middle" draw:auto-grow-height="false"/>
    </style:style>
    <style:style style:name="gr2" style:family="graphic" style:parent-style-name="standard">
      <style:graphic-properties draw:fill="solid" draw:fill-color="#ffb515"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graphic-properties style:protect="size"/>
    </style:style>
    <style:style style:name="gr5" style:family="graphic" style:parent-style-name="standard">
      <style:graphic-properties draw:fill="solid" draw:fill-color="#ffff00" draw:textarea-horizontal-align="justify" draw:textarea-vertical-align="middle" draw:auto-grow-height="false"/>
    </style:style>
    <style:style style:name="gr6" style:family="graphic" style:parent-style-name="standard">
      <style:graphic-properties draw:fill="solid" draw:fill-color="#579d1c" draw:textarea-horizontal-align="justify" draw:textarea-vertical-align="middle" draw:auto-grow-height="false"/>
    </style:style>
    <style:style style:name="gr7" style:family="graphic" style:parent-style-name="standard">
      <style:graphic-properties draw:fill="solid" draw:fill-color="#b3b3b3" draw:textarea-horizontal-align="justify" draw:textarea-vertical-align="middle" draw:auto-grow-height="false"/>
    </style:style>
    <style:style style:name="gr8" style:family="graphic" style:parent-style-name="standard">
      <style:graphic-properties draw:fill="solid" draw:fill-color="#579d1c" draw:textarea-horizontal-align="justify" draw:textarea-vertical-align="middle" draw:auto-grow-height="false"/>
    </style:style>
    <style:style style:name="gr9" style:family="graphic" style:parent-style-name="standard">
      <style:graphic-properties draw:fill="solid" draw:fill-color="#aecf00" draw:textarea-horizontal-align="justify" draw:textarea-vertical-align="middle" draw:auto-grow-height="false"/>
    </style:style>
    <style:style style:name="gr10" style:family="graphic" style:parent-style-name="standard">
      <style:graphic-properties draw:fill="solid" draw:fill-color="#83caff"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7da647"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88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639cm"/>
    </style:style>
    <style:style style:name="gr15" style:family="graphic" style:parent-style-name="standard">
      <style:graphic-properties draw:stroke="none" svg:stroke-color="#000000" draw:fill="none" draw:fill-color="#ffffff" draw:textarea-horizontal-align="left" draw:auto-grow-height="true" draw:auto-grow-width="true" fo:min-height="0.077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fill="solid" draw:fill-color="#aecf00" draw:textarea-horizontal-align="justify" draw:textarea-vertical-align="middle" draw:auto-grow-height="false" fo:min-height="0cm" fo:min-width="0cm" fo:wrap-option="no-wrap"/>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3.346cm"/>
    </style:style>
    <style:style style:name="gr20" style:family="graphic" style:parent-style-name="standard">
      <style:graphic-properties draw:stroke="none" svg:stroke-color="#000000" draw:fill="none" draw:fill-color="#ffffff" draw:textarea-horizontal-align="left" draw:auto-grow-height="true" draw:auto-grow-width="true" fo:min-height="0.89cm" fo:min-width="0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false" fo:min-height="0.385cm" fo:min-width="3.346cm"/>
    </style:style>
    <style:style style:name="pr1" style:family="presentation" style:parent-style-name="Glossy-title">
      <style:graphic-properties draw:auto-grow-height="true" fo:min-height="3.506cm"/>
    </style:style>
    <style:style style:name="pr2" style:family="presentation" style:parent-style-name="Glossy-notes">
      <style:graphic-properties draw:fill-color="#ffffff" draw:auto-grow-height="true" fo:min-height="12.572cm"/>
    </style:style>
    <style:style style:name="pr3" style:family="presentation" style:parent-style-name="Glossy-title">
      <style:graphic-properties fo:min-height="3.506cm"/>
    </style:style>
    <style:style style:name="pr4" style:family="presentation" style:parent-style-name="Glossy-notes">
      <style:graphic-properties draw:fill-color="#ffffff" fo:min-height="12.572cm"/>
    </style:style>
    <style:style style:name="co1" style:family="table-column">
      <style:table-column-properties style:column-width="8.017cm" style:use-optimal-column-width="false"/>
    </style:style>
    <style:style style:name="co2" style:family="table-column">
      <style:table-column-properties style:column-width="5.374cm" style:use-optimal-column-width="false"/>
    </style:style>
    <style:style style:name="co3" style:family="table-column">
      <style:table-column-properties style:column-width="5.568cm" style:use-optimal-column-width="false"/>
    </style:style>
    <style:style style:name="co4" style:family="table-column">
      <style:table-column-properties style:column-width="7.711cm" style:use-optimal-column-width="false"/>
    </style:style>
    <style:style style:name="ro1" style:family="table-row">
      <style:table-row-properties style:row-height="1.339cm"/>
    </style:style>
    <style:style style:name="ro2" style:family="table-row">
      <style:table-row-properties style:row-height="1.087cm"/>
    </style:style>
    <style:style style:name="ro3" style:family="table-row">
      <style:table-row-properties style:row-height="0.998cm"/>
    </style:style>
    <style:style style:name="ro4" style:family="table-row">
      <style:table-row-properties style:row-height="1.103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draw:fill="solid" draw:fill-color="#dc2300" style:repeat="repeat"/>
      <style:text-properties fo:font-weight="bold" style:font-weight-asian="bold" style:font-weight-complex="bold"/>
    </style:style>
    <style:style style:name="ce4" style:family="table-cell">
      <style:graphic-properties draw:fill="solid" draw:fill-color="#5c8526" style:repeat="repeat"/>
      <style:text-properties fo:font-weight="bold" style:font-weight-asian="bold" style:font-weight-complex="bold"/>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0">
        <draw:frame presentation:style-name="pr1" draw:layer="layout" svg:width="25.199cm" svg:height="3.506cm" svg:x="1.301cm" svg:y="0cm" presentation:class="title" presentation:user-transformed="true">
          <draw:text-box>
            <text:p>Total experiment flow</text:p>
          </draw:text-box>
        </draw:frame>
        <draw:custom-shape draw:style-name="gr1" draw:text-style-name="P1" xml:id="id2" draw:id="id2" draw:layer="layout" svg:width="4.445cm" svg:height="4.445cm" svg:x="7.62cm" svg:y="3.81cm">
          <text:p text:style-name="P1">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4.445cm" svg:height="4.445cm" svg:x="0.635cm" svg:y="15.875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15.875cm" svg:height="15.875cm" svg:x="11.43cm" svg:y="4.445cm">
          <text:p text:style-name="P1">Experiment period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4.445cm" svg:height="4.445cm" svg:x="0.635cm" svg:y="3.81cm">
          <text:p text:style-name="P1">Not 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5.08cm" svg:y1="6.033cm" svg:x2="7.62cm" svg:y2="6.033cm" draw:start-shape="id1" draw:start-glue-point="10" draw:end-shape="id2" draw:end-glue-point="6" svg:d="m5080 6033h2540">
          <text:p/>
        </draw:connector>
        <draw:connector draw:style-name="gr3" draw:text-style-name="P1" draw:layer="layout" draw:type="line" svg:x1="12.065cm" svg:y1="6.032cm" svg:x2="13.754cm" svg:y2="6.769cm" draw:start-shape="id2" draw:end-shape="id3" draw:end-glue-point="5" svg:d="m12065 6032 1689 737">
          <text:p/>
        </draw:connector>
        <draw:connector draw:style-name="gr3" draw:text-style-name="P1" draw:layer="layout" draw:type="line" svg:x1="13.754cm" svg:y1="17.996cm" svg:x2="5.08cm" svg:y2="18.098cm" draw:start-shape="id3" draw:start-glue-point="7" draw:end-shape="id4" draw:end-glue-point="10" svg:d="m13754 17996-8674 102">
          <text:p/>
        </draw:connector>
        <presentation:notes draw:style-name="dp2">
          <draw:page-thumbnail draw:style-name="gr4" draw:layer="layout" svg:width="15.265cm" svg:height="10.475cm" svg:x="3.161cm" svg:y="2.123cm" draw:page-number="1" presentation:class="page"/>
          <draw:frame presentation:style-name="pr2" draw:text-style-name="P2" draw:layer="layout" svg:width="17.271cm" svg:height="12.572cm" svg:x="2.159cm" svg:y="13.271cm" presentation:class="notes" presentation:user-transformed="true">
            <draw:text-box>
              <text:p><text:span text:style-name="T1">Not logged in:</text:span></text:p>
              <text:p><text:span text:style-name="T1">- has no ID</text:span></text:p>
              <text:p><text:span text:style-name="T1">- has no IP address</text:span></text:p>
              <text:p><text:span text:style-name="T1">- is in GroupNotLoggedIn</text:span></text:p>
              <text:p><text:span text:style-name="T1"/></text:p>
              <text:p><text:span text:style-name="T1">Logged in:</text:span></text:p>
              <text:p><text:span text:style-name="T1">- has ID</text:span></text:p>
              <text:p><text:span text:style-name="T1">- has IP address</text:span></text:p>
              <text:p><text:span text:style-name="T1">- is in GroupLoggedIn</text:span></text:p>
              <text:p><text:span text:style-name="T1"/></text:p>
              <text:p><text:span text:style-name="T1">Participating:</text:span></text:p>
              <text:p><text:span text:style-name="T1">- has ID</text:span></text:p>
              <text:p><text:span text:style-name="T1">- has IP address</text:span></text:p>
              <text:p><text:span text:style-name="T1">- is in a GroupParticipating</text:span></text:p>
              <text:p><text:span text:style-name="T1"/></text:p>
              <text:p><text:span text:style-name="T1">Finished:</text:span></text:p>
              <text:p><text:span text:style-name="T1">- has ID</text:span></text:p>
              <text:p><text:span text:style-name="T1">- has IP address</text:span></text:p>
              <text:p><text:span text:style-name="T1">- is in GroupFinished</text:span></text:p>
            </draw:text-box>
          </draw:frame>
        </presentation:notes>
      </draw:page>
      <draw:page draw:name="page2" draw:style-name="dp1" draw:master-page-name="Glossy" presentation:presentation-page-layout-name="AL2T1">
        <draw:frame presentation:style-name="pr3" draw:layer="layout" svg:width="25.199cm" svg:height="3.506cm" svg:x="1.301cm" svg:y="0cm" presentation:class="title" presentation:user-transformed="true">
          <draw:text-box>
            <text:p>Experiment period flow</text:p>
          </draw:text-box>
        </draw:frame>
        <draw:custom-shape draw:style-name="gr5" draw:text-style-name="P1" xml:id="id7" draw:id="id7" draw:layer="layout" svg:width="3.175cm" svg:height="3.175cm" svg:x="9.525cm" svg:y="7.62cm">
          <text:p text:style-name="P1">Ch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10" draw:id="id10" draw:layer="layout" svg:width="10.16cm" svg:height="10.16cm" svg:x="17.145cm" svg:y="6.985cm">
          <text:p text:style-name="P1">IPGG</text:p>
          <text:p text:style-name="P1">cyc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8" draw:id="id8" draw:layer="layout" svg:width="3.175cm" svg:height="3.175cm" svg:x="12.065cm" svg:y="4.445cm">
          <text:p text:style-name="P1">Majority </text:p>
          <text:p text:style-name="P1">vo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9" draw:id="id9" draw:layer="layout" svg:width="3.175cm" svg:height="3.175cm" svg:x="15.875cm" svg:y="4.445cm">
          <text:p text:style-name="P1">Results</text:p>
          <text:p text:style-name="P1">vo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1" draw:id="id11" draw:layer="layout" svg:width="5.715cm" svg:height="5.715cm" svg:x="1.27cm" svg:y="5.08cm">
          <text:p text:style-name="P1">Assign Grou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2" draw:id="id12" draw:layer="layout" svg:width="3.175cm" svg:height="3.175cm" svg:x="6.985cm" svg:y="3.81cm">
          <text:p text:style-name="P1">Quiz</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 draw:id="id6" draw:layer="layout" svg:width="4.445cm" svg:height="4.445cm" svg:x="1.905cm" svg:y="13.335cm">
          <text:p text:style-name="P1">Questionnair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255cm" svg:y1="16.827cm" svg:x2="6.35cm" svg:y2="15.558cm" draw:start-shape="id5" draw:end-shape="id6" draw:end-glue-point="10" svg:d="m8255 16827-1905-1269">
          <text:p/>
        </draw:connector>
        <draw:connector draw:style-name="gr3" draw:text-style-name="P1" draw:layer="layout" draw:type="line" svg:x1="11.112cm" svg:y1="13.97cm" svg:x2="11.112cm" svg:y2="10.795cm" draw:start-shape="id5" draw:end-shape="id7" svg:d="m11112 13970v-3175">
          <text:p/>
        </draw:connector>
        <draw:connector draw:style-name="gr3" draw:text-style-name="P1" draw:layer="layout" draw:type="line" svg:x1="12.235cm" svg:y1="8.085cm" svg:x2="12.53cm" svg:y2="7.155cm" draw:start-shape="id7" draw:start-glue-point="11" draw:end-shape="id8" draw:end-glue-point="7" svg:d="m12235 8085 295-930">
          <text:p/>
        </draw:connector>
        <draw:connector draw:style-name="gr3" draw:text-style-name="P1" draw:layer="layout" draw:type="line" svg:x1="15.24cm" svg:y1="6.033cm" svg:x2="15.875cm" svg:y2="6.033cm" draw:start-shape="id8" draw:start-glue-point="10" draw:end-shape="id9" draw:end-glue-point="6" svg:d="m15240 6033h635">
          <text:p/>
        </draw:connector>
        <draw:connector draw:style-name="gr3" draw:text-style-name="P1" draw:layer="layout" draw:type="line" svg:x1="17.462cm" svg:y1="7.62cm" svg:x2="18.632cm" svg:y2="8.472cm" draw:start-shape="id9" draw:end-shape="id10" draw:end-glue-point="5" svg:d="m17462 7620 1170 852">
          <text:p/>
        </draw:connector>
        <draw:connector draw:style-name="gr3" draw:text-style-name="P1" draw:layer="layout" draw:type="line" svg:x1="18.632cm" svg:y1="15.658cm" svg:x2="13.97cm" svg:y2="16.827cm" draw:start-shape="id10" draw:start-glue-point="7" draw:end-shape="id5" svg:d="m18632 15658-4662 1169">
          <text:p/>
        </draw:connector>
        <draw:connector draw:style-name="gr3" draw:text-style-name="P1" draw:layer="layout" draw:type="line" svg:x1="2.556cm" svg:y1="17.129cm" svg:x2="0.973cm" svg:y2="19.222cm" draw:start-shape="id6" draw:start-glue-point="7" svg:d="m2556 17129-1583 2093">
          <text:p/>
        </draw:connector>
        <draw:connector draw:style-name="gr3" draw:text-style-name="P1" draw:layer="layout" draw:type="line" svg:x1="0.506cm" svg:y1="3.852cm" svg:x2="2.107cm" svg:y2="5.917cm" draw:end-shape="id11" draw:end-glue-point="5" svg:d="m506 3852 1601 2065">
          <text:p/>
        </draw:connector>
        <draw:connector draw:style-name="gr3" draw:text-style-name="P1" draw:layer="layout" draw:type="line" svg:x1="6.148cm" svg:y1="5.917cm" svg:x2="6.985cm" svg:y2="5.398cm" draw:start-shape="id11" draw:start-glue-point="11" draw:end-shape="id12" draw:end-glue-point="6" svg:d="m6148 5917 837-519">
          <text:p/>
        </draw:connector>
        <draw:connector draw:style-name="gr3" draw:text-style-name="P1" draw:layer="layout" draw:type="line" svg:x1="9.695cm" svg:y1="6.52cm" svg:x2="9.99cm" svg:y2="8.085cm" draw:start-shape="id12" draw:start-glue-point="9" draw:end-shape="id7" draw:end-glue-point="5" svg:d="m9695 6520 295 1565">
          <text:p/>
        </draw:connector>
        <draw:custom-shape draw:style-name="gr5" draw:text-style-name="P1" xml:id="id5" draw:id="id5" draw:layer="layout" svg:width="5.715cm" svg:height="5.715cm" svg:x="8.255cm" svg:y="13.97cm">
          <text:p text:style-name="P1">Reassign</text:p>
          <text:p text:style-name="P1">Grou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985cm" svg:y1="7.937cm" svg:x2="9.525cm" svg:y2="9.208cm" draw:start-shape="id11" draw:start-glue-point="10" draw:end-shape="id7" draw:end-glue-point="6" svg:d="m6985 7937 2540 1271">
          <text:p/>
        </draw:connector>
        <draw:connector draw:style-name="gr3" draw:text-style-name="P1" draw:layer="layout" draw:type="line" svg:x1="9.092cm" svg:y1="18.848cm" svg:x2="1.362cm" svg:y2="20.116cm" draw:start-shape="id5" draw:start-glue-point="7" svg:d="m9092 18848-7730 1268">
          <text:p/>
        </draw:connector>
        <presentation:notes draw:style-name="dp2">
          <draw:page-thumbnail draw:style-name="gr4" draw:layer="layout" svg:width="15.265cm" svg:height="10.475cm" svg:x="3.161cm" svg:y="2.123cm" draw:page-number="2" presentation:class="page"/>
          <draw:frame presentation:style-name="pr4" draw:layer="layout" svg:width="17.271cm" svg:height="12.572cm" svg:x="2.159cm" svg:y="13.271cm" presentation:class="notes">
            <draw:text-box>
              <text:p>Group dynamics:</text:p>
              <text:p>- assigns Participant to Group</text:p>
              <text:p/>
              <text:p>Results all groups:</text:p>
              <text:p>- potentially removes Participants from Groups, sets state to finished</text:p>
            </draw:text-box>
          </draw:frame>
        </presentation:notes>
      </draw:page>
      <draw:page draw:name="page3" draw:style-name="dp1" draw:master-page-name="Glossy" presentation:presentation-page-layout-name="AL2T1">
        <draw:frame presentation:style-name="pr3" draw:layer="layout" svg:width="25.199cm" svg:height="3.506cm" svg:x="1.301cm" svg:y="0cm" presentation:class="title">
          <draw:text-box>
            <text:p>IPGG cycle flow</text:p>
          </draw:text-box>
        </draw:frame>
        <draw:custom-shape draw:style-name="gr8" draw:text-style-name="P1" draw:layer="layout" svg:width="14.605cm" svg:height="14.605cm" svg:x="12.7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 draw:id="id13" draw:layer="layout" svg:width="4.445cm" svg:height="4.445cm" svg:x="17.145cm" svg:y="5.08cm">
          <text:p text:style-name="P1">Choose ac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4.524cm" svg:height="4.445cm" svg:x="17.066cm" svg:y="13.97cm">
          <text:p text:style-name="P1">View results </text:p>
          <text:p text:style-name="P1">In grou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4" draw:id="id14" draw:layer="layout" svg:width="4.445cm" svg:height="4.445cm" svg:x="21.59cm" svg:y="9.525cm">
          <text:p text:style-name="P1">Assign payof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0.939cm" svg:y1="8.874cm" svg:x2="22.241cm" svg:y2="10.176cm" draw:start-shape="id13" draw:start-glue-point="9" draw:end-shape="id14" draw:end-glue-point="5" svg:d="m20939 8874 1302 1302">
          <text:p/>
        </draw:connector>
        <draw:connector draw:style-name="gr3" draw:text-style-name="P1" draw:layer="layout" draw:type="line" svg:x1="22.241cm" svg:y1="13.319cm" svg:x2="20.928cm" svg:y2="14.621cm" draw:start-shape="id14" draw:start-glue-point="7" draw:end-shape="id15" draw:end-glue-point="11" svg:d="m22241 13319-1313 1302">
          <text:p/>
        </draw:connector>
        <draw:connector draw:style-name="gr3" draw:text-style-name="P1" draw:layer="layout" draw:type="line" svg:x1="19.328cm" svg:y1="13.97cm" svg:x2="19.368cm" svg:y2="9.525cm" draw:start-shape="id15" draw:start-glue-point="4" draw:end-shape="id13" draw:end-glue-point="8" svg:d="m19328 13970 40-4445">
          <text:p/>
        </draw:connector>
        <draw:connector draw:style-name="gr3" draw:text-style-name="P1" draw:layer="layout" draw:type="line" svg:x1="15.252cm" svg:y1="3.813cm" svg:x2="17.796cm" svg:y2="5.731cm" draw:end-shape="id13" draw:end-glue-point="5" svg:d="m15252 3813 2544 1918">
          <text:p/>
        </draw:connector>
        <draw:connector draw:style-name="gr3" draw:text-style-name="P1" draw:layer="layout" draw:type="line" svg:x1="17.728cm" svg:y1="17.764cm" svg:x2="15.214cm" svg:y2="20.078cm" draw:start-shape="id15" draw:start-glue-point="7" svg:d="m17728 17764-2514 2314">
          <text:p/>
        </draw:connector>
        <presentation:notes draw:style-name="dp2">
          <draw:page-thumbnail draw:style-name="gr4" draw:layer="layout" svg:width="15.265cm" svg:height="10.475cm" svg:x="3.161cm" svg:y="2.123cm" draw:page-number="3" presentation:class="page"/>
          <draw:frame presentation:style-name="pr4" draw:layer="layout" svg:width="17.271cm" svg:height="12.572cm" svg:x="2.159cm" svg:y="13.271cm" presentation:class="notes">
            <draw:text-box>
              <text:p>View group results:</text:p>
              <text:p>- lets Group go to Choose Action or leave IPGG</text:p>
            </draw:text-box>
          </draw:frame>
        </presentation:notes>
      </draw:page>
      <draw:page draw:name="page4" draw:style-name="dp1" draw:master-page-name="Glossy" presentation:presentation-page-layout-name="AL1T0">
        <draw:custom-shape draw:style-name="gr10" draw:text-style-name="P1" draw:layer="layout" svg:width="13.97cm" svg:height="13.97cm" svg:x="14.605cm" svg:y="5.08cm">
          <text:p text:style-name="P1">Experi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5.715cm" svg:height="5.715cm" svg:x="1.905cm" svg:y="13.335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97cm" svg:height="13.97cm" svg:x="14.03cm" svg:y="5.715cm">
          <text:p text:style-name="P1">Experi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715cm" svg:height="5.715cm" svg:x="1.27cm" svg:y="13.97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08cm" svg:height="5.08cm" svg:x="1.27cm" svg:y="6.985cm">
          <text:p text:style-name="P1">Not 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301cm" svg:y="0cm" presentation:class="title" presentation:user-transformed="true">
          <draw:text-box>
            <text:p>Total experiment flow</text:p>
          </draw:text-box>
        </draw:frame>
        <draw:custom-shape draw:style-name="gr1" draw:text-style-name="P1" xml:id="id17" draw:id="id17" draw:layer="layout" svg:width="5.715cm" svg:height="5.715cm" svg:x="0.635cm" svg:y="14.605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15.38cm" svg:y1="18.275cm" svg:x2="6.35cm" svg:y2="17.462cm" draw:start-shape="id16" draw:start-glue-point="7" draw:end-shape="id17" draw:end-glue-point="10" svg:d="m15380 18275c-8305 0-3791-813-9030-813">
          <text:p/>
        </draw:connector>
        <draw:custom-shape draw:style-name="gr1" draw:text-style-name="P1" xml:id="id19" draw:id="id19" draw:layer="layout" svg:width="5.08cm" svg:height="5.08cm" svg:x="0.635cm" svg:y="7.62cm">
          <text:p text:style-name="P1">Not 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12.065cm" svg:y1="12.065cm" svg:x2="15.38cm" svg:y2="8.395cm" draw:start-shape="id18" draw:start-glue-point="10" draw:end-shape="id16" draw:end-glue-point="5" svg:d="m12065 12065c954 0-703-3670 3315-3670">
          <text:p/>
        </draw:connector>
        <draw:connector draw:style-name="gr3" draw:text-style-name="P1" draw:layer="layout" draw:type="curve" svg:x1="4.971cm" svg:y1="11.956cm" svg:x2="6.985cm" svg:y2="12.065cm" draw:start-shape="id19" draw:start-glue-point="9" draw:end-shape="id18" draw:end-glue-point="6" svg:d="m4971 11956c2070 0 1063 109 2014 109">
          <text:p/>
        </draw:connector>
        <draw:custom-shape draw:style-name="gr11" draw:text-style-name="P1" xml:id="id20" draw:id="id20" draw:layer="layout" svg:width="5.08cm" svg:height="5.08cm" svg:x="5.715cm" svg:y="3.81cm">
          <text:p text:style-name="P1">Waitin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10.795cm" svg:y1="6.35cm" svg:x2="15.38cm" svg:y2="8.395cm" draw:start-shape="id20" draw:start-glue-point="10" draw:end-shape="id16" draw:end-glue-point="5" svg:d="m10795 6350c1906 0-386 2045 4585 2045">
          <text:p/>
        </draw:connector>
        <draw:custom-shape draw:style-name="gr6" draw:text-style-name="P1" draw:layer="layout" svg:width="5.08cm" svg:height="5.08cm" svg:x="7.62cm" svg:y="8.89cm">
          <text:p text:style-name="P1">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13.97cm" svg:height="13.97cm" svg:x="13.335cm" svg:y="6.35cm">
          <text:p text:style-name="P1">Experi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5.08cm" svg:height="5.08cm" svg:x="6.985cm" svg:y="9.525cm">
          <text:p text:style-name="P1">Logged i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5.265cm" svg:height="10.475cm" svg:x="3.161cm" svg:y="2.123cm" draw:page-number="4" presentation:class="page"/>
          <draw:frame presentation:style-name="pr2" draw:text-style-name="P2" draw:layer="layout" svg:width="17.271cm" svg:height="12.572cm" svg:x="1.905cm" svg:y="13.335cm" presentation:class="notes" presentation:user-transformed="true">
            <draw:text-box>
              <text:p><text:span text:style-name="T1">Orange = ParticipantState</text:span></text:p>
              <text:p><text:span text:style-name="T1">Green = ParticipantDialogState</text:span></text:p>
              <text:p><text:span text:style-name="T1">Blue = ServerState</text:span></text:p>
              <text:p><text:span text:style-name="T1"/></text:p>
              <text:p><text:span text:style-name="T1">Server is in Waiting until Parameters are uploaded</text:span></text:p>
            </draw:text-box>
          </draw:frame>
        </presentation:notes>
      </draw:page>
      <draw:page draw:name="page5" draw:style-name="dp1" draw:master-page-name="Glossy" presentation:presentation-page-layout-name="AL1T0">
        <draw:custom-shape draw:style-name="gr12" draw:text-style-name="P1" draw:layer="layout" svg:width="26.67cm" svg:height="16.51cm" svg:x="0.63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301cm" svg:y="0cm" presentation:class="title" presentation:user-transformed="true">
          <draw:text-box>
            <text:p>Groups</text:p>
          </draw:text-box>
        </draw:frame>
        <draw:custom-shape draw:style-name="gr9" draw:text-style-name="P1" xml:id="id24" draw:id="id24" draw:layer="layout" svg:width="5.715cm" svg:height="5.715cm" svg:x="8.255cm" svg:y="13.335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1" draw:id="id21" draw:layer="layout" svg:width="5.08cm" svg:height="5.08cm" svg:x="1.905cm" svg:y="8.89cm">
          <text:p text:style-name="P1">Not 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715cm" svg:height="5.715cm" svg:x="19.685cm" svg:y="6.985cm">
          <text:p text:style-name="P1">Particip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2" draw:id="id22" draw:layer="layout" svg:width="5.08cm" svg:height="5.08cm" svg:x="11.43cm" svg:y="4.445cm">
          <text:p text:style-name="P1">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715cm" svg:height="5.715cm" svg:x="19.05cm" svg:y="7.62cm">
          <text:p text:style-name="P1">Particip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715cm" svg:height="5.715cm" svg:x="18.415cm" svg:y="8.255cm">
          <text:p text:style-name="P1">Particip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3" draw:id="id23" draw:layer="layout" svg:width="5.715cm" svg:height="5.715cm" svg:x="17.78cm" svg:y="8.89cm">
          <text:p text:style-name="P1">Particip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6.241cm" svg:y1="9.634cm" svg:x2="11.43cm" svg:y2="6.985cm" draw:start-shape="id21" draw:start-glue-point="11" draw:end-shape="id22" draw:end-glue-point="6" svg:d="m6241 9634c4450 0 1856-2649 5189-2649">
          <text:p/>
        </draw:connector>
        <draw:frame draw:style-name="gr13" draw:layer="layout" svg:width="5.226cm" svg:height="1.673cm" svg:x="4.545cm" svg:y="6.485cm">
          <draw:text-box>
            <text:p>Login:</text:p>
            <text:p>Assign ID and IP</text:p>
          </draw:text-box>
        </draw:frame>
        <draw:connector draw:style-name="gr3" draw:text-style-name="P1" draw:layer="layout" draw:type="curve" svg:x1="15.766cm" svg:y1="8.781cm" svg:x2="18.617cm" svg:y2="9.727cm" draw:start-shape="id22" draw:start-glue-point="9" draw:end-shape="id23" draw:end-glue-point="5" svg:d="m15766 8781c2068 0 643 946 2851 946">
          <text:p/>
        </draw:connector>
        <draw:connector draw:style-name="gr3" draw:text-style-name="P1" draw:layer="layout" draw:type="curve" svg:x1="18.617cm" svg:y1="13.768cm" svg:x2="13.97cm" svg:y2="16.192cm" draw:start-shape="id23" draw:start-glue-point="7" draw:end-shape="id24" draw:end-glue-point="10" svg:d="m18617 13768c-4113 0-1790 2424-4647 2424">
          <text:p/>
        </draw:connector>
        <presentation:notes draw:style-name="dp2">
          <draw:page-thumbnail draw:style-name="gr4" draw:layer="layout" svg:width="15.265cm" svg:height="10.475cm" svg:x="3.161cm" svg:y="2.123cm" draw:page-number="5" presentation:class="page"/>
          <draw:frame presentation:style-name="pr2" draw:text-style-name="P2" draw:layer="layout" svg:width="17.271cm" svg:height="12.572cm" svg:x="1.779cm" svg:y="13.235cm" presentation:class="notes" presentation:user-transformed="true">
            <draw:text-box>
              <text:p><text:span text:style-name="T1">Groups is a Facade for Group types</text:span></text:p>
              <text:p><text:span text:style-name="T1"/></text:p>
              <text:p><text:span text:style-name="T1">In green are the Group types</text:span></text:p>
              <text:p><text:span text:style-name="T1">- GroupNotLoggedIn</text:span></text:p>
              <text:p><text:span text:style-name="T1">- GroupLoggedIn</text:span></text:p>
              <text:p><text:span text:style-name="T1">- GroupParticipating</text:span></text:p>
              <text:p><text:span text:style-name="T1">- GroupFinished</text:span></text:p>
            </draw:text-box>
          </draw:frame>
        </presentation:notes>
      </draw:page>
      <draw:page draw:name="page6" draw:style-name="dp1" draw:master-page-name="Glossy" presentation:presentation-page-layout-name="AL1T0">
        <draw:frame presentation:style-name="pr1" draw:layer="layout" svg:width="25.199cm" svg:height="3.506cm" svg:x="1.301cm" svg:y="0cm" presentation:class="title" presentation:user-transformed="true">
          <draw:text-box>
            <text:p>Group transitions</text:p>
          </draw:text-box>
        </draw:frame>
        <draw:custom-shape draw:style-name="gr9" draw:text-style-name="P1" xml:id="id26" draw:id="id26" draw:layer="layout" svg:width="5.715cm" svg:height="5.715cm" svg:x="0.635cm" svg:y="14.605cm">
          <text:p text:style-name="P1">Finishe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21.342cm" svg:y1="19.298cm" svg:x2="6.35cm" svg:y2="17.462cm" draw:start-shape="id25" draw:start-glue-point="7" draw:end-shape="id26" draw:end-glue-point="10" svg:d="m21342 19298c-12010 0-4515-1836-14992-1836">
          <text:p/>
        </draw:connector>
        <draw:custom-shape draw:style-name="gr9" draw:text-style-name="P1" xml:id="id28" draw:id="id28" draw:layer="layout" svg:width="5.08cm" svg:height="5.08cm" svg:x="0.635cm" svg:y="3.81cm">
          <text:p text:style-name="P1">Not logged i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15.766cm" svg:y1="10.904cm" svg:x2="26.283cm" svg:y2="14.357cm" draw:start-shape="id27" draw:start-glue-point="11" draw:end-shape="id25" draw:end-glue-point="11" svg:d="m15766 10904c7012 0 10517 1151 10517 3453">
          <text:p/>
        </draw:connector>
        <draw:connector draw:style-name="gr3" draw:text-style-name="P1" draw:layer="layout" draw:type="curve" svg:x1="1.379cm" svg:y1="8.146cm" svg:x2="11.43cm" svg:y2="12.7cm" draw:start-shape="id28" draw:start-glue-point="7" draw:end-shape="id27" draw:end-glue-point="6" svg:d="m1379 8146c0 3036 3350 4554 10051 4554">
          <text:p/>
        </draw:connector>
        <draw:custom-shape draw:style-name="gr9" draw:text-style-name="P1" xml:id="id25" draw:id="id25" draw:layer="layout" svg:width="6.985cm" svg:height="6.985cm" svg:x="20.32cm" svg:y="13.335cm">
          <text:p text:style-name="P1">Particip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7" draw:id="id27" draw:layer="layout" svg:width="5.08cm" svg:height="5.08cm" svg:x="11.43cm" svg:y="10.16cm">
          <text:p text:style-name="P1">Logged in</text:p>
          <text:p text:style-name="P1"/>
          <text:p text:style-name="P1">(assigned ID </text:p>
          <text:p text:style-name="P1">And IP </text:p>
          <text:p text:style-name="P1">addre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175cm" svg:height="3.175cm" svg:x="17.78cm" svg:y="10.795cm">
          <text:p text:style-name="P1">Group </text:p>
          <text:p text:style-name="P1">dynamic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175cm" svg:height="3.175cm" svg:x="9.525cm" svg:y="15.24cm">
          <text:p text:style-name="P1">Results all</text:p>
          <text:p text:style-name="P1">group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175cm" svg:height="3.175cm" svg:x="5.715cm" svg:y="9.525cm">
          <text:p text:style-name="P1">Group </text:p>
          <text:p text:style-name="P1">dynamic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5.044cm" svg:height="0.962cm" svg:x="0.635cm" svg:y="12.065cm">
          <draw:text-box>
            <text:p>Group::LetLogin</text:p>
          </draw:text-box>
        </draw:frame>
        <draw:frame draw:style-name="gr15" draw:layer="layout" svg:width="6.492cm" svg:height="0.962cm" svg:x="20.813cm" svg:y="10.16cm">
          <draw:text-box>
            <text:p>Group::LetParticipate</text:p>
          </draw:text-box>
        </draw:frame>
        <draw:frame draw:style-name="gr16" draw:layer="layout" svg:width="5.188cm" svg:height="0.962cm" svg:x="7.478cm" svg:y="18.415cm">
          <draw:text-box>
            <text:p>Group::LetFinish</text:p>
          </draw:text-box>
        </draw:frame>
        <draw:connector draw:style-name="gr3" draw:text-style-name="P1" draw:layer="layout" draw:type="curve" svg:x1="21.59cm" svg:y1="5.397cm" svg:x2="5.715cm" svg:y2="6.35cm" draw:start-shape="id29" draw:start-glue-point="3" draw:end-shape="id28" draw:end-glue-point="10" svg:d="m21590 5397c-11905 0-3968 953-15875 953">
          <text:p/>
        </draw:connector>
        <draw:custom-shape draw:style-name="gr17" draw:text-style-name="P1" xml:id="id29" draw:id="id29" draw:layer="layout" svg:width="5.715cm" svg:height="3.175cm" svg:x="21.59cm" svg:y="3.81cm">
          <text:p text:style-name="P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175cm" svg:height="3.175cm" svg:x="12.7cm" svg:y="3.175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6.882cm" svg:height="0.962cm" svg:x="8.358cm" svg:y="6.35cm">
          <draw:text-box>
            <text:p>Group::SetParticipants</text:p>
          </draw:text-box>
        </draw:frame>
        <presentation:notes draw:style-name="dp2">
          <draw:page-thumbnail draw:style-name="gr4" draw:layer="layout" svg:width="15.265cm" svg:height="10.475cm" svg:x="3.161cm" svg:y="2.123cm" draw:page-number="6" presentation:class="page"/>
          <draw:frame presentation:style-name="pr2" draw:text-style-name="P2" draw:layer="layout" svg:width="17.271cm" svg:height="12.572cm" svg:x="1.779cm" svg:y="13.335cm" presentation:class="notes" presentation:user-transformed="true">
            <draw:text-box>
              <text:p><text:span text:style-name="T1">In green are the Group types</text:span></text:p>
              <text:p><text:span text:style-name="T1">- GroupNotLoggedIn</text:span></text:p>
              <text:p><text:span text:style-name="T1">- GroupLoggedIn</text:span></text:p>
              <text:p><text:span text:style-name="T1">- GroupParticipating</text:span></text:p>
              <text:p><text:span text:style-name="T1">- GroupFinished</text:span></text:p>
              <text:p><text:span text:style-name="T1"/></text:p>
              <text:p><text:span text:style-name="T1">In orange are the ServerStates that perform the transitions</text:span></text:p>
            </draw:text-box>
          </draw:frame>
        </presentation:notes>
      </draw:page>
      <draw:page draw:name="page7" draw:style-name="dp1" draw:master-page-name="Glossy" presentation:presentation-page-layout-name="AL2T1">
        <draw:frame presentation:style-name="pr3" draw:layer="layout" svg:width="25.199cm" svg:height="3.506cm" svg:x="1.301cm" svg:y="0cm" presentation:class="title">
          <draw:text-box>
            <text:p>States</text:p>
          </draw:text-box>
        </draw:frame>
        <draw:frame draw:style-name="standard" draw:layer="layout" svg:width="26.669cm" svg:height="17.392cm" svg:x="0.298cm" svg:y="3.373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Experiment state</text:span></text:p>
              </table:table-cell>
              <table:table-cell>
                <text:p><text:span text:style-name="T2">Server</text:span></text:p>
              </table:table-cell>
              <table:table-cell>
                <text:p><text:span text:style-name="T2">Participant</text:span></text:p>
              </table:table-cell>
              <table:table-cell>
                <text:p><text:span text:style-name="T2">ParticipantDialog</text:span></text:p>
              </table:table-cell>
            </table:table-row>
            <table:table-row table:style-name="ro2" table:default-cell-style-name="ce2">
              <table:table-cell>
                <text:p>assign_payoff</text:p>
              </table:table-cell>
              <table:table-cell>
                <text:p>Y</text:p>
              </table:table-cell>
              <table:table-cell>
                <text:p>Y</text:p>
              </table:table-cell>
              <table:table-cell>
                <text:p>Y</text:p>
              </table:table-cell>
            </table:table-row>
            <table:table-row table:style-name="ro2" table:default-cell-style-name="ce2">
              <table:table-cell>
                <text:p>chat</text:p>
              </table:table-cell>
              <table:table-cell>
                <text:p>Y</text:p>
              </table:table-cell>
              <table:table-cell>
                <text:p>Y</text:p>
              </table:table-cell>
              <table:table-cell>
                <text:p>Y</text:p>
              </table:table-cell>
            </table:table-row>
            <table:table-row table:style-name="ro2" table:default-cell-style-name="ce2">
              <table:table-cell>
                <text:p>choose_action</text:p>
              </table:table-cell>
              <table:table-cell>
                <text:p>Y</text:p>
              </table:table-cell>
              <table:table-cell>
                <text:p>Y</text:p>
              </table:table-cell>
              <table:table-cell>
                <text:p>Y</text:p>
              </table:table-cell>
            </table:table-row>
            <table:table-row table:style-name="ro2" table:default-cell-style-name="ce2">
              <table:table-cell>
                <text:p>finished</text:p>
              </table:table-cell>
              <table:table-cell>
                <text:p>Y</text:p>
              </table:table-cell>
              <table:table-cell>
                <text:p>Y</text:p>
              </table:table-cell>
              <table:table-cell>
                <text:p>Y</text:p>
              </table:table-cell>
            </table:table-row>
            <table:table-row table:style-name="ro2" table:default-cell-style-name="ce2">
              <table:table-cell>
                <text:p>group_assign</text:p>
              </table:table-cell>
              <table:table-cell>
                <text:p>Y</text:p>
              </table:table-cell>
              <table:table-cell>
                <text:p>Y</text:p>
              </table:table-cell>
              <table:table-cell>
                <text:p>Y</text:p>
              </table:table-cell>
            </table:table-row>
            <table:table-row table:style-name="ro2" table:default-cell-style-name="ce2">
              <table:table-cell>
                <text:p>group_reassign</text:p>
              </table:table-cell>
              <table:table-cell>
                <text:p>Y</text:p>
              </table:table-cell>
              <table:table-cell>
                <text:p>Y</text:p>
              </table:table-cell>
              <table:table-cell>
                <text:p>Y</text:p>
              </table:table-cell>
            </table:table-row>
            <table:table-row table:style-name="ro2" table:default-cell-style-name="ce4">
              <table:table-cell table:style-name="ce1">
                <text:p><text:span text:style-name="T2">logged_in</text:span></text:p>
              </table:table-cell>
              <table:table-cell table:style-name="ce3">
                <text:p><text:span text:style-name="T2">N</text:span></text:p>
              </table:table-cell>
              <table:table-cell>
                <text:p><text:span text:style-name="T2">Y</text:span></text:p>
              </table:table-cell>
              <table:table-cell>
                <text:p><text:span text:style-name="T2">Y</text:span></text:p>
              </table:table-cell>
            </table:table-row>
            <table:table-row table:style-name="ro2" table:default-cell-style-name="ce4">
              <table:table-cell table:style-name="ce1">
                <text:p><text:span text:style-name="T2">not_logged_in</text:span></text:p>
              </table:table-cell>
              <table:table-cell table:style-name="ce3">
                <text:p><text:span text:style-name="T2">N</text:span></text:p>
              </table:table-cell>
              <table:table-cell>
                <text:p><text:span text:style-name="T2">Y</text:span></text:p>
              </table:table-cell>
              <table:table-cell>
                <text:p><text:span text:style-name="T2">Y</text:span></text:p>
              </table:table-cell>
            </table:table-row>
            <table:table-row table:style-name="ro3" table:default-cell-style-name="ce2">
              <table:table-cell>
                <text:p>questionnaire</text:p>
              </table:table-cell>
              <table:table-cell>
                <text:p>Y</text:p>
              </table:table-cell>
              <table:table-cell>
                <text:p>Y</text:p>
              </table:table-cell>
              <table:table-cell>
                <text:p>Y</text:p>
              </table:table-cell>
            </table:table-row>
            <table:table-row table:style-name="ro3" table:default-cell-style-name="ce2">
              <table:table-cell>
                <text:p>quiz</text:p>
              </table:table-cell>
              <table:table-cell>
                <text:p>Y</text:p>
              </table:table-cell>
              <table:table-cell>
                <text:p>Y</text:p>
              </table:table-cell>
              <table:table-cell>
                <text:p>Y</text:p>
              </table:table-cell>
            </table:table-row>
            <table:table-row table:style-name="ro3" table:default-cell-style-name="ce2">
              <table:table-cell>
                <text:p>view_results_all</text:p>
              </table:table-cell>
              <table:table-cell>
                <text:p>Y</text:p>
              </table:table-cell>
              <table:table-cell>
                <text:p>Y</text:p>
              </table:table-cell>
              <table:table-cell>
                <text:p>Y</text:p>
              </table:table-cell>
            </table:table-row>
            <table:table-row table:style-name="ro2" table:default-cell-style-name="ce2">
              <table:table-cell>
                <text:p>view_results_group</text:p>
              </table:table-cell>
              <table:table-cell>
                <text:p>Y</text:p>
              </table:table-cell>
              <table:table-cell>
                <text:p>Y</text:p>
              </table:table-cell>
              <table:table-cell>
                <text:p>Y</text:p>
              </table:table-cell>
            </table:table-row>
            <table:table-row table:style-name="ro2" table:default-cell-style-name="ce2">
              <table:table-cell>
                <text:p>view_results_voting</text:p>
              </table:table-cell>
              <table:table-cell>
                <text:p>Y</text:p>
              </table:table-cell>
              <table:table-cell>
                <text:p>Y</text:p>
              </table:table-cell>
              <table:table-cell>
                <text:p>Y</text:p>
              </table:table-cell>
            </table:table-row>
            <table:table-row table:style-name="ro2" table:default-cell-style-name="ce2">
              <table:table-cell>
                <text:p>voting</text:p>
              </table:table-cell>
              <table:table-cell>
                <text:p>Y</text:p>
              </table:table-cell>
              <table:table-cell>
                <text:p>Y</text:p>
              </table:table-cell>
              <table:table-cell>
                <text:p>Y</text:p>
              </table:table-cell>
            </table:table-row>
            <table:table-row table:style-name="ro4" table:default-cell-style-name="ce3">
              <table:table-cell table:style-name="ce1">
                <text:p><text:span text:style-name="T2">waiting</text:span></text:p>
              </table:table-cell>
              <table:table-cell table:style-name="ce4">
                <text:p><text:span text:style-name="T2">Y</text:span></text:p>
              </table:table-cell>
              <table:table-cell>
                <text:p><text:span text:style-name="T2">N</text:span></text:p>
              </table:table-cell>
              <table:table-cell>
                <text:p><text:span text:style-name="T2">N</text:span></text:p>
              </table:table-cell>
            </table:table-row>
          </table:table>
          <draw:image xlink:href="Pictures/TablePreview1.svm" xlink:type="simple" xlink:show="embed" xlink:actuate="onLoad"/>
        </draw:frame>
        <presentation:notes draw:style-name="dp2">
          <draw:page-thumbnail draw:style-name="gr4" draw:layer="layout" svg:width="15.265cm" svg:height="10.475cm" svg:x="3.16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Glossy" presentation:presentation-page-layout-name="AL2T1">
        <draw:frame presentation:style-name="pr3" draw:layer="layout" svg:width="25.199cm" svg:height="3.506cm" svg:x="1.301cm" svg:y="0cm" presentation:class="title">
          <draw:text-box>
            <text:p>Purposes</text:p>
          </draw:text-box>
        </draw:frame>
        <draw:custom-shape draw:style-name="gr11" draw:text-style-name="P1" xml:id="id30" draw:id="id30" draw:layer="layout" svg:width="7.62cm" svg:height="5.08cm" svg:x="0.635cm" svg:y="4.445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xml:id="id31" draw:id="id31" draw:layer="layout" svg:width="9.525cm" svg:height="5.715cm" svg:x="8.255cm" svg:y="13.97cm">
          <text:p text:style-name="P1">Participa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xml:id="id32" draw:id="id32" draw:layer="layout" svg:width="10.16cm" svg:height="6.35cm" svg:x="17.145cm" svg:y="4.445cm">
          <text:p text:style-name="P1">Dialo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4.445cm" svg:y1="9.525cm" svg:x2="8.255cm" svg:y2="16.827cm" draw:start-shape="id30" draw:start-glue-point="8" draw:end-shape="id31" draw:end-glue-point="6" svg:d="m4445 9525c0 4868 1270 7302 3810 7302">
          <text:p/>
        </draw:connector>
        <draw:connector draw:style-name="gr3" draw:text-style-name="P1" draw:layer="layout" draw:type="curve" svg:x1="22.225cm" svg:y1="10.795cm" svg:x2="17.78cm" svg:y2="16.827cm" draw:start-shape="id32" draw:start-glue-point="8" draw:end-shape="id31" draw:end-glue-point="10" svg:d="m22225 10795c0 4022-1481 6032-4445 6032">
          <text:p/>
        </draw:connector>
        <draw:connector draw:style-name="gr3" draw:text-style-name="P1" draw:layer="layout" draw:type="curve" svg:x1="17.145cm" svg:y1="7.62cm" svg:x2="8.255cm" svg:y2="6.985cm" draw:start-shape="id32" draw:start-glue-point="6" draw:end-shape="id30" draw:end-glue-point="10" svg:d="m17145 7620c-6666 0-2221-635-8890-635">
          <text:p/>
        </draw:connector>
        <draw:frame draw:style-name="gr16" draw:layer="layout" svg:width="2.894cm" svg:height="0.962cm" svg:x="21.59cm" svg:y="14.913cm">
          <draw:text-box>
            <text:p>Displays</text:p>
          </draw:text-box>
        </draw:frame>
        <draw:frame draw:style-name="gr16" draw:layer="layout" svg:width="2.86cm" svg:height="0.962cm" svg:x="1.585cm" svg:y="13.643cm">
          <draw:text-box>
            <text:p>Modifies</text:p>
          </draw:text-box>
        </draw:frame>
        <draw:frame draw:style-name="gr16" draw:layer="layout" svg:width="5.857cm" svg:height="0.962cm" svg:x="10.653cm" svg:y="5.715cm">
          <draw:text-box>
            <text:p>Notify user choices</text:p>
          </draw:text-box>
        </draw:frame>
        <presentation:notes draw:style-name="dp2">
          <draw:page-thumbnail draw:style-name="gr4" draw:layer="layout" svg:width="15.265cm" svg:height="10.475cm" svg:x="3.16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Glossy" presentation:presentation-page-layout-name="AL2T1">
        <draw:frame presentation:style-name="pr3" draw:layer="layout" svg:width="25.199cm" svg:height="3.506cm" svg:x="1.301cm" svg:y="0cm" presentation:class="title">
          <draw:text-box>
            <text:p>Flow</text:p>
          </draw:text-box>
        </draw:frame>
        <draw:custom-shape draw:style-name="gr11" draw:text-style-name="P1" draw:layer="layout" svg:width="4.445cm" svg:height="2.54cm" svg:x="7.62cm" svg:y="3.81cm">
          <text:p text:style-name="P1">Dialo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4.445cm" svg:height="2.54cm" svg:x="14.605cm" svg:y="3.81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4.445cm" svg:height="2.54cm" svg:x="1.27cm" svg:y="3.81cm">
          <text:p text:style-name="P1">Participan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3.175cm" svg:y1="6.35cm" svg:x2="3.175cm" svg:y2="20.32cm">
          <text:p/>
        </draw:line>
        <draw:line draw:style-name="gr18" draw:text-style-name="P1" draw:layer="layout" svg:x1="9.525cm" svg:y1="6.35cm" svg:x2="9.525cm" svg:y2="20.32cm">
          <text:p/>
        </draw:line>
        <draw:line draw:style-name="gr18" draw:text-style-name="P1" draw:layer="layout" svg:x1="16.51cm" svg:y1="6.35cm" svg:x2="16.51cm" svg:y2="20.32cm">
          <text:p/>
        </draw:line>
        <draw:line draw:style-name="gr3" draw:text-style-name="P1" draw:layer="layout" svg:x1="8.89cm" svg:y1="11.43cm" svg:x2="3.175cm" svg:y2="11.43cm">
          <text:p/>
        </draw:line>
        <draw:line draw:style-name="gr3" draw:text-style-name="P1" draw:layer="layout" svg:x1="10.16cm" svg:y1="11.43cm" svg:x2="15.875cm" svg:y2="11.43cm">
          <text:p/>
        </draw:line>
        <draw:line draw:style-name="gr3" draw:text-style-name="P1" draw:layer="layout" svg:x1="8.89cm" svg:y1="8.255cm" svg:x2="3.175cm" svg:y2="8.255cm">
          <text:p/>
        </draw:line>
        <draw:frame draw:style-name="gr19" draw:layer="layout" svg:width="2.576cm" svg:height="0.962cm" svg:x="4.409cm" svg:y="7.293cm">
          <draw:text-box>
            <text:p>Display</text:p>
          </draw:text-box>
        </draw:frame>
        <draw:frame draw:style-name="gr16" draw:layer="layout" svg:width="2.369cm" svg:height="0.962cm" svg:x="3.981cm" svg:y="10.468cm">
          <draw:text-box>
            <text:p>Modify</text:p>
          </draw:text-box>
        </draw:frame>
        <draw:frame draw:style-name="gr16" draw:layer="layout" svg:width="2.123cm" svg:height="0.962cm" svg:x="10.577cm" svg:y="10.16cm">
          <draw:text-box>
            <text:p>Notify</text:p>
          </draw:text-box>
        </draw:frame>
        <draw:frame draw:style-name="gr20" draw:layer="layout" svg:width="2.369cm" svg:height="1.14cm" svg:x="3.81cm" svg:y="13.465cm">
          <draw:text-box>
            <text:p>Modify</text:p>
          </draw:text-box>
        </draw:frame>
        <draw:custom-shape draw:style-name="gr21" draw:text-style-name="P1" draw:layer="layout" svg:width="1.905cm" svg:height="1.905cm" svg:x="6.35cm" svg:y="10.1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3" draw:text-style-name="P1" draw:layer="layout" svg:x1="15.875cm" svg:y1="14.605cm" svg:x2="3.175cm" svg:y2="14.605cm">
          <text:p/>
        </draw:line>
        <draw:line draw:style-name="gr3" draw:text-style-name="P1" draw:layer="layout" svg:x1="17.145cm" svg:y1="15.875cm" svg:x2="22.86cm" svg:y2="15.875cm">
          <text:p/>
        </draw:line>
        <draw:frame draw:style-name="gr22" draw:layer="layout" svg:width="2.576cm" svg:height="0.962cm" svg:x="17.744cm" svg:y="14.913cm">
          <draw:text-box>
            <text:p>Log</text:p>
          </draw:text-box>
        </draw:frame>
        <draw:custom-shape draw:style-name="gr11" draw:text-style-name="P1" draw:layer="layout" svg:width="4.445cm" svg:height="2.54cm" svg:x="20.955cm" svg:y="3.81cm">
          <text:p text:style-name="P1">LogF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22.86cm" svg:y1="6.35cm" svg:x2="22.86cm" svg:y2="20.32cm">
          <text:p/>
        </draw:line>
        <draw:custom-shape draw:style-name="gr21" draw:text-style-name="P1" draw:layer="layout" svg:width="1.27cm" svg:height="4.445cm" svg:x="8.89cm" svg:y="7.62cm">
          <text:p/>
          <draw:enhanced-geometry svg:viewBox="0 0 21600 21600" draw:type="rectangle" draw:enhanced-path="M 0 0 L 21600 0 21600 21600 0 21600 0 0 Z N"/>
        </draw:custom-shape>
        <draw:custom-shape draw:style-name="gr21" draw:text-style-name="P1" draw:layer="layout" svg:width="1.27cm" svg:height="6.35cm" svg:x="15.875cm" svg:y="10.795cm">
          <text:p/>
          <draw:enhanced-geometry svg:viewBox="0 0 21600 21600" draw:type="rectangle" draw:enhanced-path="M 0 0 L 21600 0 21600 21600 0 21600 0 0 Z N"/>
        </draw:custom-shape>
        <draw:custom-shape draw:style-name="gr21" draw:text-style-name="P1" draw:layer="layout" svg:width="1.27cm" svg:height="1.905cm" svg:x="8.89cm" svg:y="18.415cm">
          <text:p/>
          <draw:enhanced-geometry svg:viewBox="0 0 21600 21600" draw:type="rectangle" draw:enhanced-path="M 0 0 L 21600 0 21600 21600 0 21600 0 0 Z N"/>
        </draw:custom-shape>
        <draw:line draw:style-name="gr3" draw:text-style-name="P1" draw:layer="layout" svg:x1="8.89cm" svg:y1="19.685cm" svg:x2="3.175cm" svg:y2="19.685cm">
          <text:p/>
        </draw:line>
        <draw:frame draw:style-name="gr19" draw:layer="layout" svg:width="2.576cm" svg:height="0.962cm" svg:x="4.409cm" svg:y="18.723cm">
          <draw:text-box>
            <text:p>Display</text:p>
          </draw:text-box>
        </draw:frame>
        <presentation:notes draw:style-name="dp2">
          <draw:page-thumbnail draw:style-name="gr4" draw:layer="layout" svg:width="15.265cm" svg:height="10.475cm" svg:x="3.161cm" svg:y="2.123cm" draw:page-number="9" presentation:class="page"/>
          <draw:frame presentation:style-name="pr4" draw:layer="layout" svg:width="17.271cm" svg:height="12.572cm" svg:x="2.159cm" svg:y="13.271cm" presentation:class="notes">
            <draw:text-box>
              <text:p>To safeguard this, a Dialog has a read-only Participant poin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599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2.063cm" fo:margin-right="0cm" fo:margin-top="0cm" fo:margin-bottom="0cm" fo:line-height="100%" fo:text-align="center"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3.17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4.44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2.7999992370606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draw:background-size="border" draw:fill="bitmap" draw:fill-image-name="Blue"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draw:background-size="border" draw:fill="bitmap" draw:fill-image-name="human_5f_backgound_5f_neutral" draw:fill-image-width="100%" draw:fill-image-height="100%"/>
    </style:style>
    <style:style style:name="Mdp7" style:family="drawing-page">
      <style:drawing-page-properties draw:background-size="border" draw:fill="none" draw:fill-color="#ccccff" draw:fill-image-width="1cm" draw:fill-image-height="1cm"/>
    </style:style>
    <style:style style:name="Mdp8" style:family="drawing-page">
      <style:drawing-page-properties draw:background-size="border" draw:fill="solid" draw:fill-color="#333366" draw:fill-image-width="1cm" draw:fill-image-height="1cm"/>
    </style:style>
    <style:style style:name="Mdp9" style:family="drawing-page">
      <style:drawing-page-properties draw:background-size="border" draw:fill="solid" draw:fill-color="#ffffff"/>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r9" style:family="presentation" style:parent-style-name="Blue-title">
      <style:graphic-properties draw:fill-color="#ffffff" draw:auto-grow-height="false" fo:min-height="3.507cm"/>
    </style:style>
    <style:style style:name="Mpr10" style:family="presentation" style:parent-style-name="Blue-outline1">
      <style:graphic-properties draw:fill-color="#ffffff" draw:auto-grow-height="false" fo:min-height="13.86cm"/>
    </style:style>
    <style:style style:name="Mpr11" style:family="presentation" style:parent-style-name="Blue-backgroundobjects">
      <style:graphic-properties draw:stroke="none" draw:fill="none" draw:fill-color="#ffffff" draw:auto-grow-height="false" fo:min-height="1.449cm"/>
    </style:style>
    <style:style style:name="Mpr12" style:family="presentation" style:parent-style-name="Blue-backgroundobjects">
      <style:graphic-properties draw:stroke="none" draw:fill="none" draw:fill-color="#ffffff" draw:auto-grow-height="false" fo:min-height="1.485cm"/>
    </style:style>
    <style:style style:name="Mpr13" style:family="presentation" style:parent-style-name="Blue-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r24" style:family="presentation" style:parent-style-name="Human-title">
      <style:graphic-properties draw:fill-color="#ffffff" draw:auto-grow-height="false" fo:min-height="3.507cm"/>
    </style:style>
    <style:style style:name="Mpr25" style:family="presentation" style:parent-style-name="Human-outline1">
      <style:graphic-properties draw:fill-color="#ffffff" draw:auto-grow-height="false" fo:min-height="13.86cm"/>
    </style:style>
    <style:style style:name="Mpr26" style:family="presentation" style:parent-style-name="Human-backgroundobjects">
      <style:graphic-properties draw:stroke="none" draw:fill="none" draw:fill-color="#ffffff" draw:auto-grow-height="false" fo:min-height="1.449cm"/>
    </style:style>
    <style:style style:name="Mpr27" style:family="presentation" style:parent-style-name="Human-backgroundobjects">
      <style:graphic-properties draw:stroke="none" draw:fill="none" draw:fill-color="#ffffff" draw:auto-grow-height="false" fo:min-height="1.485cm"/>
    </style:style>
    <style:style style:name="Mpr28" style:family="presentation" style:parent-style-name="Human-backgroundobjects">
      <style:graphic-properties draw:stroke="none" draw:fill="none" draw:fill-color="#ffffff" draw:textarea-vertical-align="bottom" draw:auto-grow-height="false" fo:min-height="1.485cm"/>
    </style:style>
    <style:style style:name="Mpr29" style:family="presentation" style:parent-style-name="oranssi-backgroundobjects">
      <style:graphic-properties draw:stroke="none" draw:fill="gradient" draw:fill-gradient-name="Gradient_20_7" draw:textarea-horizontal-align="center" draw:textarea-vertical-align="middle"/>
    </style:style>
    <style:style style:name="Mpr30" style:family="presentation" style:parent-style-name="oranssi-title">
      <style:graphic-properties draw:fill-color="#ffffff" draw:auto-grow-height="false" fo:min-height="3.507cm"/>
    </style:style>
    <style:style style:name="Mpr31" style:family="presentation" style:parent-style-name="oranssi-outline1">
      <style:graphic-properties draw:fill-color="#ffffff" draw:auto-grow-height="false" fo:min-height="13.86cm"/>
    </style:style>
    <style:style style:name="Mpr32" style:family="presentation" style:parent-style-name="oranssi-backgroundobjects">
      <style:graphic-properties draw:stroke="none" draw:fill="none" draw:fill-color="#ffffff" draw:auto-grow-height="false" fo:min-height="1.449cm"/>
    </style:style>
    <style:style style:name="Mpr33" style:family="presentation" style:parent-style-name="oranssi-backgroundobjects">
      <style:graphic-properties draw:stroke="none" draw:fill="none" draw:fill-color="#ffffff" draw:auto-grow-height="false" fo:min-height="1.485cm"/>
    </style:style>
    <style:style style:name="Mpr34"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Blue" style:page-layout-name="PM1" draw:style-name="Mdp3">
      <draw:frame presentation:style-name="Mpr9" draw:layer="backgroundobjects" svg:width="25.199cm" svg:height="3.506cm" svg:x="1.301cm" svg:y="0cm" presentation:class="title">
        <draw:text-box>
          <text:p text:style-name="MP4">Muokkaa otsikon tekstimuotoa napsauttamalla</text:p>
        </draw:text-box>
      </draw:frame>
      <draw:frame presentation:style-name="Mpr10"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3cm" svg:height="1.448cm" svg:x="1.4cm" svg:y="19.131cm" presentation:class="date-time">
        <draw:text-box>
          <text:p text:style-name="MP6"><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Blue" style:page-layout-name="PM1" draw:style-name="Mdp3">
      <draw:frame presentation:style-name="Mpr9" draw:layer="backgroundobjects" svg:width="25.199cm" svg:height="3.506cm" svg:x="1.301cm" svg:y="0cm" presentation:class="title">
        <draw:text-box>
          <text:p text:style-name="MP4">Muokkaa otsikon tekstimuotoa napsauttamalla</text:p>
        </draw:text-box>
      </draw:frame>
      <draw:frame presentation:style-name="Mpr10"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3cm" svg:height="1.448cm" svg:x="1.4cm" svg:y="19.131cm" presentation:class="date-time">
        <draw:text-box>
          <text:p text:style-name="MP6"><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draw:frame presentation:style-name="Mpr14" draw:text-style-name="MP4" draw:layer="backgroundobjects" svg:width="25.199cm" svg:height="3.506cm" svg:x="1.301cm" svg:y="0.494cm" presentation:class="title">
        <draw:text-box>
          <text:p text:style-name="MP4">Muokkaa otsikon tekstimuotoa napsauttamalla</text:p>
        </draw:text-box>
      </draw:frame>
      <draw:frame presentation:style-name="Mpr15" draw:text-style-name="MP5" draw:layer="backgroundobjects" svg:width="25.199cm" svg:height="13.859cm" svg:x="1.4cm" svg:y="4.914cm" presentation:class="outline">
        <draw:text-box>
          <text:list text:style-name="ML5">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3cm" svg:height="1cm" svg:x="1.477cm" svg:y="20cm" presentation:class="date-time">
        <draw:text-box>
          <text:p text:style-name="MP6"><text:span text:style-name="MT2"><presentation:date-time/></text:span></text:p>
        </draw:text-box>
      </draw:frame>
      <draw:frame presentation:style-name="Mpr16" draw:text-style-name="MP7" draw:layer="backgroundobjects" svg:width="8.875cm" svg:height="1cm" svg:x="9.625cm" svg:y="20cm" presentation:class="footer">
        <draw:text-box>
          <text:p text:style-name="MP7"><text:span text:style-name="MT2"><presentation:footer/></text:span></text:p>
        </draw:text-box>
      </draw:frame>
      <draw:frame presentation:style-name="Mpr16" draw:text-style-name="MP8"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6" draw:layer="backgroundobjects" svg:width="9.369cm" svg:height="1.396cm" svg:x="0cm" svg:y="0cm" presentation:class="header">
          <draw:text-box>
            <text:p text:style-name="MP6"><text:span text:style-name="MT1"><presentation:header/></text:span></text:p>
          </draw:text-box>
        </draw:frame>
        <draw:frame presentation:style-name="Mpr17" draw:text-style-name="MP8" draw:layer="backgroundobjects" svg:width="9.369cm" svg:height="1.396cm" svg:x="12.22cm" svg:y="0cm" presentation:class="date-time">
          <draw:text-box>
            <text:p text:style-name="MP8"><text:span text:style-name="MT1"><presentation:date-time/></text:span></text:p>
          </draw:text-box>
        </draw:frame>
        <draw:frame presentation:style-name="Mpr18" draw:text-style-name="MP6" draw:layer="backgroundobjects" svg:width="9.369cm" svg:height="1.396cm" svg:x="0cm" svg:y="26.543cm" presentation:class="footer">
          <draw:text-box>
            <text:p text:style-name="MP6"><text:span text:style-name="MT1"><presentation:footer/></text:span></text:p>
          </draw:text-box>
        </draw:frame>
        <draw:frame presentation:style-name="Mpr1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draw:frame presentation:style-name="Mpr14" draw:text-style-name="MP4" draw:layer="backgroundobjects" svg:width="25.199cm" svg:height="3.506cm" svg:x="1.301cm" svg:y="0.494cm" presentation:class="title">
        <draw:text-box>
          <text:p text:style-name="MP4">Muokkaa otsikon tekstimuotoa napsauttamalla</text:p>
        </draw:text-box>
      </draw:frame>
      <draw:frame presentation:style-name="Mpr15" draw:text-style-name="MP5" draw:layer="backgroundobjects" svg:width="25.199cm" svg:height="13.859cm" svg:x="1.4cm" svg:y="4.914cm" presentation:class="outline">
        <draw:text-box>
          <text:list text:style-name="ML5">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3cm" svg:height="1cm" svg:x="1.477cm" svg:y="20cm" presentation:class="date-time">
        <draw:text-box>
          <text:p text:style-name="MP6"><text:span text:style-name="MT2"><presentation:date-time/></text:span></text:p>
        </draw:text-box>
      </draw:frame>
      <draw:frame presentation:style-name="Mpr16" draw:text-style-name="MP7" draw:layer="backgroundobjects" svg:width="8.875cm" svg:height="1cm" svg:x="9.625cm" svg:y="20cm" presentation:class="footer">
        <draw:text-box>
          <text:p text:style-name="MP7"><text:span text:style-name="MT2"><presentation:footer/></text:span></text:p>
        </draw:text-box>
      </draw:frame>
      <draw:frame presentation:style-name="Mpr16" draw:text-style-name="MP8"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6" draw:layer="backgroundobjects" svg:width="9.369cm" svg:height="1.396cm" svg:x="0cm" svg:y="0cm" presentation:class="header">
          <draw:text-box>
            <text:p text:style-name="MP6"><text:span text:style-name="MT1"><presentation:header/></text:span></text:p>
          </draw:text-box>
        </draw:frame>
        <draw:frame presentation:style-name="Mpr17" draw:text-style-name="MP8" draw:layer="backgroundobjects" svg:width="9.369cm" svg:height="1.396cm" svg:x="12.22cm" svg:y="0cm" presentation:class="date-time">
          <draw:text-box>
            <text:p text:style-name="MP8"><text:span text:style-name="MT1"><presentation:date-time/></text:span></text:p>
          </draw:text-box>
        </draw:frame>
        <draw:frame presentation:style-name="Mpr18" draw:text-style-name="MP6" draw:layer="backgroundobjects" svg:width="9.369cm" svg:height="1.396cm" svg:x="0cm" svg:y="26.543cm" presentation:class="footer">
          <draw:text-box>
            <text:p text:style-name="MP6"><text:span text:style-name="MT1"><presentation:footer/></text:span></text:p>
          </draw:text-box>
        </draw:frame>
        <draw:frame presentation:style-name="Mpr1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harmaa2" style:page-layout-name="PM1" draw:style-name="Mdp5">
      <draw:frame presentation:style-name="Mpr19" draw:text-style-name="MP4" draw:layer="backgroundobjects" svg:width="25.199cm" svg:height="3.506cm" svg:x="1.4cm" svg:y="0.837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0.5cm" svg:x="11.261cm" svg:y="20.5cm" presentation:class="date-time">
        <draw:text-box>
          <text:p text:style-name="MP6"><text:span text:style-name="MT4"><presentation:date-time/></text:span></text:p>
        </draw:text-box>
      </draw:frame>
      <draw:frame presentation:style-name="Mpr21" draw:text-style-name="MP7" draw:layer="backgroundobjects" svg:width="8.875cm" svg:height="0.5cm" svg:x="0.5cm" svg:y="20.5cm" presentation:class="footer">
        <draw:text-box>
          <text:p text:style-name="MP7"><text:span text:style-name="MT4"><presentation:footer/></text:span></text:p>
        </draw:text-box>
      </draw:frame>
      <draw:frame presentation:style-name="Mpr21" draw:text-style-name="MP8" draw:layer="backgroundobjects" svg:width="6.523cm" svg:height="0.5cm" svg:x="20cm" svg:y="20.5cm" presentation:class="page-number">
        <draw:text-box>
          <text:p text:style-name="MP8"><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harmaa2" style:page-layout-name="PM1" draw:style-name="Mdp5">
      <draw:frame presentation:style-name="Mpr19" draw:text-style-name="MP4" draw:layer="backgroundobjects" svg:width="25.199cm" svg:height="3.506cm" svg:x="1.4cm" svg:y="0.837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0.5cm" svg:x="11.261cm" svg:y="20.5cm" presentation:class="date-time">
        <draw:text-box>
          <text:p text:style-name="MP6"><text:span text:style-name="MT4"><presentation:date-time/></text:span></text:p>
        </draw:text-box>
      </draw:frame>
      <draw:frame presentation:style-name="Mpr21" draw:text-style-name="MP7" draw:layer="backgroundobjects" svg:width="8.875cm" svg:height="0.5cm" svg:x="0.5cm" svg:y="20.5cm" presentation:class="footer">
        <draw:text-box>
          <text:p text:style-name="MP7"><text:span text:style-name="MT4"><presentation:footer/></text:span></text:p>
        </draw:text-box>
      </draw:frame>
      <draw:frame presentation:style-name="Mpr21" draw:text-style-name="MP8" draw:layer="backgroundobjects" svg:width="6.523cm" svg:height="0.5cm" svg:x="20cm" svg:y="20.5cm" presentation:class="page-number">
        <draw:text-box>
          <text:p text:style-name="MP8"><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Human" style:page-layout-name="PM1" draw:style-name="Mdp6">
      <draw:frame presentation:style-name="Mpr24" draw:layer="backgroundobjects" svg:width="25.199cm" svg:height="3.506cm" svg:x="1.301cm" svg:y="0cm" presentation:class="title">
        <draw:text-box>
          <text:p text:style-name="MP4">Muokkaa otsikon tekstimuotoa napsauttamalla</text:p>
        </draw:text-box>
      </draw:frame>
      <draw:frame presentation:style-name="Mpr25" draw:text-style-name="MP5"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6" draw:text-style-name="MP6" draw:layer="backgroundobjects" svg:width="6.523cm" svg:height="1.448cm" svg:x="1.4cm" svg:y="19.131cm" presentation:class="date-time">
        <draw:text-box>
          <text:p text:style-name="MP6"><text:span text:style-name="MT1"><presentation:date-time/></text:span></text:p>
        </draw:text-box>
      </draw:frame>
      <draw:frame presentation:style-name="Mpr26" draw:text-style-name="MP7" draw:layer="backgroundobjects" svg:width="8.875cm" svg:height="1.448cm" svg:x="9.576cm" svg:y="19.131cm" presentation:class="footer">
        <draw:text-box>
          <text:p text:style-name="MP7"><text:span text:style-name="MT1"><presentation:footer/></text:span></text:p>
        </draw:text-box>
      </draw:frame>
      <draw:frame presentation:style-name="Mpr2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7" draw:text-style-name="MP6" draw:layer="backgroundobjects" svg:width="9.368cm" svg:height="1.396cm" svg:x="0cm" svg:y="0cm" presentation:class="header">
          <draw:text-box>
            <text:p text:style-name="MP6"><text:span text:style-name="MT1"><presentation:header/></text:span></text:p>
          </draw:text-box>
        </draw:frame>
        <draw:frame presentation:style-name="Mpr27" draw:text-style-name="MP8" draw:layer="backgroundobjects" svg:width="9.368cm" svg:height="1.396cm" svg:x="12.22cm" svg:y="0cm" presentation:class="date-time">
          <draw:text-box>
            <text:p text:style-name="MP8"><text:span text:style-name="MT1"><presentation:date-time/></text:span></text:p>
          </draw:text-box>
        </draw:frame>
        <draw:frame presentation:style-name="Mpr28" draw:text-style-name="MP6" draw:layer="backgroundobjects" svg:width="9.368cm" svg:height="1.396cm" svg:x="0cm" svg:y="26.543cm" presentation:class="footer">
          <draw:text-box>
            <text:p text:style-name="MP6"><text:span text:style-name="MT1"><presentation:footer/></text:span></text:p>
          </draw:text-box>
        </draw:frame>
        <draw:frame presentation:style-name="Mpr2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oranssi" style:page-layout-name="PM1" draw:style-name="Mdp1">
      <draw:rect presentation:style-name="Mpr29" draw:text-style-name="MP18" draw:layer="backgroundobjects" svg:width="28cm" svg:height="10.5cm" svg:x="0cm" svg:y="0cm">
        <text:p/>
      </draw:rect>
      <draw:frame presentation:style-name="Mpr30" draw:layer="backgroundobjects" svg:width="25.199cm" svg:height="3.506cm" svg:x="1.4cm" svg:y="0.837cm" presentation:class="title">
        <draw:text-box>
          <text:p text:style-name="MP4">Muokkaa otsikon tekstimuotoa napsauttamalla</text:p>
        </draw:text-box>
      </draw:frame>
      <draw:frame presentation:style-name="Mpr31" draw:layer="backgroundobjects" svg:width="25.199cm" svg:height="13.859cm" svg:x="1.4cm" svg:y="4.914cm" presentation:class="outline">
        <draw:text-box>
          <text:list text:style-name="ML8">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2" draw:text-style-name="MP6" draw:layer="backgroundobjects" svg:width="6.523cm" svg:height="1.448cm" svg:x="1.4cm" svg:y="19.131cm" presentation:class="date-time">
        <draw:text-box>
          <text:p text:style-name="MP6"><text:span text:style-name="MT1"><presentation:date-time/></text:span></text:p>
        </draw:text-box>
      </draw:frame>
      <draw:frame presentation:style-name="Mpr32" draw:text-style-name="MP7" draw:layer="backgroundobjects" svg:width="8.875cm" svg:height="1.448cm" svg:x="9.576cm" svg:y="19.131cm" presentation:class="footer">
        <draw:text-box>
          <text:p text:style-name="MP7"><text:span text:style-name="MT1"><presentation:footer/></text:span></text:p>
        </draw:text-box>
      </draw:frame>
      <draw:frame presentation:style-name="Mpr32"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33" draw:text-style-name="MP6" draw:layer="backgroundobjects" svg:width="9.369cm" svg:height="1.396cm" svg:x="0cm" svg:y="0cm" presentation:class="header">
          <draw:text-box>
            <text:p text:style-name="MP6"><text:span text:style-name="MT1"><presentation:header/></text:span></text:p>
          </draw:text-box>
        </draw:frame>
        <draw:frame presentation:style-name="Mpr33" draw:text-style-name="MP8" draw:layer="backgroundobjects" svg:width="9.369cm" svg:height="1.396cm" svg:x="12.22cm" svg:y="0cm" presentation:class="date-time">
          <draw:text-box>
            <text:p text:style-name="MP8"><text:span text:style-name="MT1"><presentation:date-time/></text:span></text:p>
          </draw:text-box>
        </draw:frame>
        <draw:frame presentation:style-name="Mpr34" draw:text-style-name="MP6" draw:layer="backgroundobjects" svg:width="9.369cm" svg:height="1.396cm" svg:x="0cm" svg:y="26.543cm" presentation:class="footer">
          <draw:text-box>
            <text:p text:style-name="MP6"><text:span text:style-name="MT1"><presentation:footer/></text:span></text:p>
          </draw:text-box>
        </draw:frame>
        <draw:frame presentation:style-name="Mpr34"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harmaa2" style:page-layout-name="PM1" draw:style-name="Mdp5">
      <draw:frame presentation:style-name="Mpr19" draw:text-style-name="MP4" draw:layer="backgroundobjects" svg:width="25.199cm" svg:height="3.506cm" svg:x="1.4cm" svg:y="0.837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0.5cm" svg:x="11.261cm" svg:y="20.5cm" presentation:class="date-time">
        <draw:text-box>
          <text:p text:style-name="MP6"><text:span text:style-name="MT4"><presentation:date-time/></text:span></text:p>
        </draw:text-box>
      </draw:frame>
      <draw:frame presentation:style-name="Mpr21" draw:text-style-name="MP7" draw:layer="backgroundobjects" svg:width="8.875cm" svg:height="0.5cm" svg:x="0.5cm" svg:y="20.5cm" presentation:class="footer">
        <draw:text-box>
          <text:p text:style-name="MP7"><text:span text:style-name="MT4"><presentation:footer/></text:span></text:p>
        </draw:text-box>
      </draw:frame>
      <draw:frame presentation:style-name="Mpr21" draw:text-style-name="MP8" draw:layer="backgroundobjects" svg:width="6.523cm" svg:height="0.5cm" svg:x="20cm" svg:y="20.5cm" presentation:class="page-number">
        <draw:text-box>
          <text:p text:style-name="MP8"><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Ubuntu" style:page-layout-name="PM1" draw:style-name="Mdp9">
      <draw:frame presentation:style-name="Ubuntu-outline1" draw:layer="backgroundobjects" svg:width="25.593cm" svg:height="13.86cm" svg:x="1.197cm" svg:y="11.455cm" presentation:class="outline" presentation:placeholder="true">
        <draw:text-box/>
      </draw:frame>
      <draw:frame presentation:style-name="Ubuntu-title" draw:layer="backgroundobjects" svg:width="26.058cm" svg:height="8.007cm" svg:x="0.951cm" svg:y="2.067cm" presentation:class="title" presentation:placeholder="true">
        <draw:text-box/>
      </draw:frame>
      <draw:g>
        <draw:frame draw:style-name="Mgr4" draw:text-style-name="MP18" draw:layer="backgroundobjects" svg:width="27.999cm" svg:height="1.463cm" svg:x="0.055cm" svg:y="19.51cm">
          <draw:image xlink:href="Pictures/100000000000060D00000051144D06CB.png" xlink:type="simple" xlink:show="embed" xlink:actuate="onLoad">
            <text:p/>
          </draw:image>
        </draw:frame>
        <draw:frame draw:style-name="Mgr4" draw:text-style-name="MP18" draw:layer="backgroundobjects" svg:width="27.999cm" svg:height="1.463cm" svg:x="-0.045cm" svg:y="19.51cm">
          <draw:image xlink:href="Pictures/100000000000060D00000051144D06CB.png" xlink:type="simple" xlink:show="embed" xlink:actuate="onLoad">
            <text:p/>
          </draw:image>
        </draw:frame>
      </draw:g>
      <presentation:notes style:page-layout-name="PM0">
        <draw:rect draw:style-name="Mgr5" draw:text-style-name="MP18" draw:layer="backgroundobjects" svg:width="21.59cm" svg:height="27.94cm" svg:x="0cm" svg:y="0cm">
          <text:p/>
        </draw:rect>
        <draw:page-thumbnail presentation:style-name="Ubuntu-title" draw:layer="backgroundobjects" svg:width="37.143cm" svg:height="38.171cm" svg:x="-37.143cm" svg:y="-36.045cm" presentation:class="page"/>
        <draw:frame presentation:style-name="Ubuntu-notes" draw:layer="backgroundobjects" svg:width="17.267cm" svg:height="12.57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ichel </meta:initial-creator>
    <meta:creation-date>2011-05-18T11:48:07</meta:creation-date>
    <meta:editing-duration>PT9H7M56S</meta:editing-duration>
    <meta:editing-cycles>81</meta:editing-cycles>
    <dc:date>2011-07-26T06:52:43</dc:date>
    <meta:generator>LibreOffice/3.3$Linux LibreOffice_project/330m19$Build-202</meta:generator>
    <meta:document-statistic meta:object-count="313"/>
  </office:meta>
</office:document-meta>
</file>